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it" fo:country="IT" officeooo:rsid="00068007" officeooo:paragraph-rsid="00068007"/>
    </style:style>
    <style:style style:name="P2" style:family="paragraph" style:parent-style-name="Text_20_body" style:list-style-name="L1">
      <style:text-properties fo:language="it" fo:country="IT" officeooo:rsid="00068007" officeooo:paragraph-rsid="000680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S Project</text:p>
      <text:list xml:id="list711630308" text:style-name="L1">
        <text:list-item>
          <text:p text:style-name="P2">Usare protocollo MQTT e sfruttando il sito CLOUD MQTT</text:p>
        </text:list-item>
        <text:list-item>
          <text:p text:style-name="P2">Aggiungere feature al dataset e visualizzare la parte statica sulla mappa</text:p>
        </text:list-item>
        <text:list-item>
          <text:p text:style-name="P2">Effettuare il subscribe e prendere gli stream di dati aggiornando sulla mapp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9T09:57:10.127275162</meta:creation-date>
    <dc:date>2019-12-09T10:00:08.850554134</dc:date>
    <meta:editing-duration>PT3M</meta:editing-duration>
    <meta:editing-cycles>1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4" meta:word-count="37" meta:character-count="220" meta:non-whitespace-character-count="190"/>
  </office:meta>
</office:document-meta>
</file>